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11pt" fo:language="en" fo:country="GB" officeooo:paragraph-rsid="0013bd70" style:font-size-asian="11pt" style:font-name-complex="Arial" style:font-size-complex="11pt"/>
    </style:style>
    <style:style style:name="P2" style:family="paragraph" style:parent-style-name="Standard">
      <style:paragraph-properties fo:margin-top="0.423cm" fo:margin-bottom="0.423cm" style:contextual-spacing="false" style:line-height-at-least="0.041cm" style:text-autospace="none"/>
      <style:text-properties style:font-name="Arial" fo:font-size="11pt" fo:language="en" fo:country="GB" officeooo:paragraph-rsid="0013bd70" style:font-size-asian="11pt" style:font-name-complex="Arial" style:font-size-complex="11pt"/>
    </style:style>
    <style:style style:name="P3" style:family="paragraph" style:parent-style-name="Standard">
      <style:paragraph-properties fo:margin-top="0.423cm" fo:margin-bottom="0.423cm" style:contextual-spacing="false" style:line-height-at-least="0.041cm" style:text-autospace="none"/>
      <style:text-properties officeooo:paragraph-rsid="0013bd70"/>
    </style:style>
    <style:style style:name="P4" style:family="paragraph" style:parent-style-name="Standard">
      <style:paragraph-properties fo:line-height="115%" style:text-autospace="none"/>
      <style:text-properties officeooo:paragraph-rsid="0013bd70"/>
    </style:style>
    <style:style style:name="T1" style:family="text">
      <style:text-properties style:font-name="Arial" fo:font-size="11pt" fo:language="en" fo:country="GB" style:font-size-asian="11pt" style:font-name-complex="Arial" style:font-size-complex="11pt"/>
    </style:style>
    <style:style style:name="T2" style:family="text">
      <style:text-properties style:font-name="Arial" fo:font-size="11pt" fo:language="en" fo:country="GB" style:font-size-asian="11pt" style:font-name-complex="Arial"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Great Gatsby, written by F. Scott Fitzgerald, is a literary masterpiece that deals with the life of a wealthy American. The novel plays in the 1920s. The novel is set in New York and focuses on a young man, Jay Gatsby, who is in love with a woman named Daisy Buchanan. The story is told from the perspective of Nick Carraway, a man who moved to New York to pursue a career in the bond business and happens to be Gatsby's neighbor.</text:p>
      <text:p text:style-name="P3"><text:span text:style-name="T1">The novel revolves around the American Dream, how it is corrupted by wealth and excess. Gatsby, who grew up poor, has become obsessed with the idea of becoming rich and thus winning back the woman he loves. He throws lavish parties and surrounds himself with wealthy, influential people hoping to impress Daisy and winning her over. <text:s/></text:span></text:p>
      <text:p text:style-name="P3"><text:span text:style-name="T1">The novel explores the theme of class and social status. The characters in the novel are divided by their social status, and their interactions are often marked by tension and conflict. Gatsby's obsession with winning back Daisy is driven in part by his desire to attain her social status and be accepted by her wealthy circle of friends.</text:span></text:p>
      <text:p text:style-name="P3"><text:span text:style-name="T1">However, Gatsby's pursuit of the American Dream is futile, and he is unable to win back Daisy's love. Despite his wealth and social status, Gatsby is unable to escape his past, and his obsession with Daisy inevitably leads to his downfall.</text:span></text:p>
      <text:p text:style-name="P3"><text:span text:style-name="T1">The novel explores the themes of love, wealth, and class. Gatsby's love for Daisy is all-consuming, and he is willing to do anything to win her back. However, their relationship is doomed by their different social statuses, as Daisy is from a wealthy family and Gatsby is a self-made man.</text:span></text:p>
      <text:p text:style-name="P3"><text:span text:style-name="T1">Another theme is wealth and its corrupting influence. All characters in the novel are portrayed as shallow and materialistic, and their excess and decadence ultimately leads to their downfall. The novel suggests that wealth does not guarantee happiness, and that true fulfilment can only be found through genuine human connections and relationships.</text:span></text:p>
      <text:p text:style-name="P3"><text:span text:style-name="T1">In conclusion: The Great Gatsby is a complex and layered novel that explores the themes of love, wealth, and class. The analysis of the American Dream and its corrupting influence on those who pursue it remains relevant today, and the novel continues to be regarded as a classic of American literature.</text:span></text:p>
      <text:p text:style-name="P4"><text:span text:style-name="T1">(393 words)</text:span></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8T19:24:22.127000000</meta:creation-date>
    <dc:date>2023-05-28T19:24:32.242000000</dc:date>
    <meta:editing-duration>PT10S</meta:editing-duration>
    <meta:editing-cycles>1</meta:editing-cycles>
    <meta:document-statistic meta:table-count="0" meta:image-count="0" meta:object-count="0" meta:page-count="1" meta:paragraph-count="8" meta:word-count="393" meta:character-count="2295" meta:non-whitespace-character-count="1908"/>
    <meta:generator>LibreOffice/7.5.2.2$Windows_X86_64 LibreOffice_project/53bb9681a964705cf672590721dbc85eb4d0c3a2</meta:generator>
  </office:meta>
</office:document-meta>
</file>